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038cm" svg:height="11.122cm" svg:x="0cm" svg:y="5.894cm">
            <draw:object draw:notify-on-update-of-ranges="Sheet1.A3:Sheet1.A12 Sheet1.C2:Sheet1.C2 Sheet1.C3:Sheet1.C12 Sheet1.A3:Sheet1.A12 Sheet1.D2:Sheet1.D2 Sheet1.D3:Sheet1.D12 Sheet1.A3:Sheet1.A12 Sheet1.E2:Sheet1.E2 Sheet1.E3:Sheet1.E12 Sheet1.A3:Sheet1.A12 Sheet1.F2:Sheet1.F2 Sheet1.F3:Sheet1.F12 Sheet1.A3:Sheet1.A12 Sheet1.G2:Sheet1.G2 Sheet1.G3:Sheet1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967cm" svg:height="11.194cm" svg:x="18.086cm" svg:y="5.87cm">
            <draw:object draw:notify-on-update-of-ranges="Sheet1.I2:Sheet1.I2 Sheet1.I3:Sheet1.I12 Sheet1.K2:Sheet1.K2 Sheet1.K3:Sheet1.K12 Sheet1.I2:Sheet1.I2 Sheet1.I3:Sheet1.I12 Sheet1.L2:Sheet1.L2 Sheet1.L3:Sheet1.L12 Sheet1.I2:Sheet1.I2 Sheet1.I3:Sheet1.I12 Sheet1.M2:Sheet1.M2 Sheet1.M3:Sheet1.M12 Sheet1.I2:Sheet1.I2 Sheet1.I3:Sheet1.I12 Sheet1.N2:Sheet1.N2 Sheet1.N3:Sheet1.N12 Sheet1.I2:Sheet1.I2 Sheet1.I3:Sheet1.I12 Sheet1.O2:Sheet1.O2 Sheet1.O3:Sheet1.O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QUICK SORT</text:p>
          </table:table-cell>
          <table:table-cell table:number-columns-repeated="7"/>
          <table:table-cell office:value-type="string" calcext:value-type="string">
            <text:p>HEAP S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read</text:p>
          </table:table-cell>
          <table:table-cell office:value-type="string" calcext:value-type="string">
            <text:p>avg_read</text:p>
          </table:table-cell>
          <table:table-cell office:value-type="string" calcext:value-type="string">
            <text:p>max_read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log(n)</text:p>
          </table:table-cell>
          <table:table-cell/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read</text:p>
          </table:table-cell>
          <table:table-cell office:value-type="string" calcext:value-type="string">
            <text:p>avg_read</text:p>
          </table:table-cell>
          <table:table-cell office:value-type="string" calcext:value-type="string">
            <text:p>max_read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log(n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199" calcext:value-type="float">
            <text:p>1199</text:p>
          </table:table-cell>
          <table:table-cell office:value-type="float" office:value="1491.61" calcext:value-type="float">
            <text:p>1491,61</text:p>
          </table:table-cell>
          <table:table-cell office:value-type="float" office:value="2275" calcext:value-type="float">
            <text:p>2275</text:p>
          </table:table-cell>
          <table:table-cell office:value-type="float" office:value="10000" calcext:value-type="float">
            <text:p>10000</text:p>
          </table:table-cell>
          <table:table-cell office:value-type="float" office:value="664.386" calcext:value-type="float">
            <text:p>664,3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738" calcext:value-type="float">
            <text:p>2738</text:p>
          </table:table-cell>
          <table:table-cell office:value-type="float" office:value="2862.95" calcext:value-type="float">
            <text:p>2862,95</text:p>
          </table:table-cell>
          <table:table-cell office:value-type="float" office:value="3020" calcext:value-type="float">
            <text:p>3020</text:p>
          </table:table-cell>
          <table:table-cell office:value-type="float" office:value="10000" calcext:value-type="float">
            <text:p>10000</text:p>
          </table:table-cell>
          <table:table-cell office:value-type="float" office:value="664.386" calcext:value-type="float">
            <text:p>664,3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894" calcext:value-type="float">
            <text:p>2894</text:p>
          </table:table-cell>
          <table:table-cell office:value-type="float" office:value="3527.23" calcext:value-type="float">
            <text:p>3527,23</text:p>
          </table:table-cell>
          <table:table-cell office:value-type="float" office:value="5010" calcext:value-type="float">
            <text:p>5010</text:p>
          </table:table-cell>
          <table:table-cell office:value-type="float" office:value="40000" calcext:value-type="float">
            <text:p>40000</text:p>
          </table:table-cell>
          <table:table-cell office:value-type="float" office:value="1528.77" calcext:value-type="float">
            <text:p>1528,7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546" calcext:value-type="float">
            <text:p>6546</text:p>
          </table:table-cell>
          <table:table-cell office:value-type="float" office:value="6719.08" calcext:value-type="float">
            <text:p>6719,08</text:p>
          </table:table-cell>
          <table:table-cell office:value-type="float" office:value="6987" calcext:value-type="float">
            <text:p>6987</text:p>
          </table:table-cell>
          <table:table-cell office:value-type="float" office:value="40000" calcext:value-type="float">
            <text:p>40000</text:p>
          </table:table-cell>
          <table:table-cell office:value-type="float" office:value="1528.77" calcext:value-type="float">
            <text:p>1528,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832" calcext:value-type="float">
            <text:p>4832</text:p>
          </table:table-cell>
          <table:table-cell office:value-type="float" office:value="5787.7" calcext:value-type="float">
            <text:p>5787,7</text:p>
          </table:table-cell>
          <table:table-cell office:value-type="float" office:value="7839" calcext:value-type="float">
            <text:p>7839</text:p>
          </table:table-cell>
          <table:table-cell office:value-type="float" office:value="90000" calcext:value-type="float">
            <text:p>90000</text:p>
          </table:table-cell>
          <table:table-cell office:value-type="float" office:value="2468.65" calcext:value-type="float">
            <text:p>2468,6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10666" calcext:value-type="float">
            <text:p>10666</text:p>
          </table:table-cell>
          <table:table-cell office:value-type="float" office:value="10955.6" calcext:value-type="float">
            <text:p>10955,6</text:p>
          </table:table-cell>
          <table:table-cell office:value-type="float" office:value="11211" calcext:value-type="float">
            <text:p>11211</text:p>
          </table:table-cell>
          <table:table-cell office:value-type="float" office:value="90000" calcext:value-type="float">
            <text:p>90000</text:p>
          </table:table-cell>
          <table:table-cell office:value-type="float" office:value="2468.65" calcext:value-type="float">
            <text:p>2468,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732" calcext:value-type="float">
            <text:p>6732</text:p>
          </table:table-cell>
          <table:table-cell office:value-type="float" office:value="8148.31" calcext:value-type="float">
            <text:p>8148,31</text:p>
          </table:table-cell>
          <table:table-cell office:value-type="float" office:value="11583" calcext:value-type="float">
            <text:p>11583</text:p>
          </table:table-cell>
          <table:table-cell office:value-type="float" office:value="160000" calcext:value-type="float">
            <text:p>160000</text:p>
          </table:table-cell>
          <table:table-cell office:value-type="float" office:value="3457.54" calcext:value-type="float">
            <text:p>3457,5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5185" calcext:value-type="float">
            <text:p>15185</text:p>
          </table:table-cell>
          <table:table-cell office:value-type="float" office:value="15455.9" calcext:value-type="float">
            <text:p>15455,9</text:p>
          </table:table-cell>
          <table:table-cell office:value-type="float" office:value="15780" calcext:value-type="float">
            <text:p>1578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457.54" calcext:value-type="float">
            <text:p>3457,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996" calcext:value-type="float">
            <text:p>8996</text:p>
          </table:table-cell>
          <table:table-cell office:value-type="float" office:value="10602.3" calcext:value-type="float">
            <text:p>10602,3</text:p>
          </table:table-cell>
          <table:table-cell office:value-type="float" office:value="14277" calcext:value-type="float">
            <text:p>14277</text:p>
          </table:table-cell>
          <table:table-cell office:value-type="float" office:value="250000" calcext:value-type="float">
            <text:p>250000</text:p>
          </table:table-cell>
          <table:table-cell office:value-type="float" office:value="4482.89" calcext:value-type="float">
            <text:p>4482,8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9773" calcext:value-type="float">
            <text:p>19773</text:p>
          </table:table-cell>
          <table:table-cell office:value-type="float" office:value="20109.9" calcext:value-type="float">
            <text:p>20109,9</text:p>
          </table:table-cell>
          <table:table-cell office:value-type="float" office:value="20519" calcext:value-type="float">
            <text:p>20519</text:p>
          </table:table-cell>
          <table:table-cell office:value-type="float" office:value="250000" calcext:value-type="float">
            <text:p>250000</text:p>
          </table:table-cell>
          <table:table-cell office:value-type="float" office:value="4482.89" calcext:value-type="float">
            <text:p>4482,8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240" calcext:value-type="float">
            <text:p>11240</text:p>
          </table:table-cell>
          <table:table-cell office:value-type="float" office:value="13159.9" calcext:value-type="float">
            <text:p>13159,9</text:p>
          </table:table-cell>
          <table:table-cell office:value-type="float" office:value="17538" calcext:value-type="float">
            <text:p>17538</text:p>
          </table:table-cell>
          <table:table-cell office:value-type="float" office:value="360000" calcext:value-type="float">
            <text:p>360000</text:p>
          </table:table-cell>
          <table:table-cell office:value-type="float" office:value="5537.29" calcext:value-type="float">
            <text:p>5537,2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24489" calcext:value-type="float">
            <text:p>24489</text:p>
          </table:table-cell>
          <table:table-cell office:value-type="float" office:value="24922.6" calcext:value-type="float">
            <text:p>24922,6</text:p>
          </table:table-cell>
          <table:table-cell office:value-type="float" office:value="25312" calcext:value-type="float">
            <text:p>25312</text:p>
          </table:table-cell>
          <table:table-cell office:value-type="float" office:value="360000" calcext:value-type="float">
            <text:p>360000</text:p>
          </table:table-cell>
          <table:table-cell office:value-type="float" office:value="5537.29" calcext:value-type="float">
            <text:p>5537,2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470" calcext:value-type="float">
            <text:p>13470</text:p>
          </table:table-cell>
          <table:table-cell office:value-type="float" office:value="15807.9" calcext:value-type="float">
            <text:p>15807,9</text:p>
          </table:table-cell>
          <table:table-cell office:value-type="float" office:value="22294" calcext:value-type="float">
            <text:p>22294</text:p>
          </table:table-cell>
          <table:table-cell office:value-type="float" office:value="490000" calcext:value-type="float">
            <text:p>490000</text:p>
          </table:table-cell>
          <table:table-cell office:value-type="float" office:value="6615.85" calcext:value-type="float">
            <text:p>6615,8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9463" calcext:value-type="float">
            <text:p>29463</text:p>
          </table:table-cell>
          <table:table-cell office:value-type="float" office:value="29875.9" calcext:value-type="float">
            <text:p>29875,9</text:p>
          </table:table-cell>
          <table:table-cell office:value-type="float" office:value="30408" calcext:value-type="float">
            <text:p>30408</text:p>
          </table:table-cell>
          <table:table-cell office:value-type="float" office:value="490000" calcext:value-type="float">
            <text:p>490000</text:p>
          </table:table-cell>
          <table:table-cell office:value-type="float" office:value="6615.85" calcext:value-type="float">
            <text:p>6615,8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727" calcext:value-type="float">
            <text:p>15727</text:p>
          </table:table-cell>
          <table:table-cell office:value-type="float" office:value="18483.5" calcext:value-type="float">
            <text:p>18483,5</text:p>
          </table:table-cell>
          <table:table-cell office:value-type="float" office:value="23030" calcext:value-type="float">
            <text:p>23030</text:p>
          </table:table-cell>
          <table:table-cell office:value-type="float" office:value="640000" calcext:value-type="float">
            <text:p>640000</text:p>
          </table:table-cell>
          <table:table-cell office:value-type="float" office:value="7715.08" calcext:value-type="float">
            <text:p>7715,0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34506" calcext:value-type="float">
            <text:p>34506</text:p>
          </table:table-cell>
          <table:table-cell office:value-type="float" office:value="34924.5" calcext:value-type="float">
            <text:p>34924,5</text:p>
          </table:table-cell>
          <table:table-cell office:value-type="float" office:value="35484" calcext:value-type="float">
            <text:p>35484</text:p>
          </table:table-cell>
          <table:table-cell office:value-type="float" office:value="640000" calcext:value-type="float">
            <text:p>640000</text:p>
          </table:table-cell>
          <table:table-cell office:value-type="float" office:value="7715.08" calcext:value-type="float">
            <text:p>7715,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8297" calcext:value-type="float">
            <text:p>18297</text:p>
          </table:table-cell>
          <table:table-cell office:value-type="float" office:value="21206.5" calcext:value-type="float">
            <text:p>21206,5</text:p>
          </table:table-cell>
          <table:table-cell office:value-type="float" office:value="27714" calcext:value-type="float">
            <text:p>27714</text:p>
          </table:table-cell>
          <table:table-cell office:value-type="float" office:value="810000" calcext:value-type="float">
            <text:p>810000</text:p>
          </table:table-cell>
          <table:table-cell office:value-type="float" office:value="8832.4" calcext:value-type="float">
            <text:p>8832,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39487" calcext:value-type="float">
            <text:p>39487</text:p>
          </table:table-cell>
          <table:table-cell office:value-type="float" office:value="40042.9" calcext:value-type="float">
            <text:p>40042,9</text:p>
          </table:table-cell>
          <table:table-cell office:value-type="float" office:value="40675" calcext:value-type="float">
            <text:p>40675</text:p>
          </table:table-cell>
          <table:table-cell office:value-type="float" office:value="810000" calcext:value-type="float">
            <text:p>810000</text:p>
          </table:table-cell>
          <table:table-cell office:value-type="float" office:value="8832.4" calcext:value-type="float">
            <text:p>8832,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421" calcext:value-type="float">
            <text:p>20421</text:p>
          </table:table-cell>
          <table:table-cell office:value-type="float" office:value="23961.4" calcext:value-type="float">
            <text:p>23961,4</text:p>
          </table:table-cell>
          <table:table-cell office:value-type="float" office:value="32053" calcext:value-type="float">
            <text:p>3205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65.78" calcext:value-type="float">
            <text:p>9965,78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44745" calcext:value-type="float">
            <text:p>44745</text:p>
          </table:table-cell>
          <table:table-cell office:value-type="float" office:value="45256.1" calcext:value-type="float">
            <text:p>45256,1</text:p>
          </table:table-cell>
          <table:table-cell office:value-type="float" office:value="45710" calcext:value-type="float">
            <text:p>4571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65.78" calcext:value-type="float">
            <text:p>9965,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9:51:42.448345866</meta:creation-date>
    <dc:date>2023-05-20T21:36:46.370779960</dc:date>
    <meta:editing-duration>PT2M46S</meta:editing-duration>
    <meta:editing-cycles>1</meta:editing-cycles>
    <meta:document-statistic meta:table-count="1" meta:cell-count="156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" chart:maximum="100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039cm" svg:height="11.123cm" xlink:href=".." xlink:type="simple" chart:class="chart:scatter" chart:style-name="ch1">
        <chart:title svg:x="6.533cm" svg:y="0.358cm" chart:style-name="ch2">
          <text:p>accessi RAM quick sort</text:p>
        </chart:title>
        <chart:legend chart:legend-position="end" svg:x="15.129cm" svg:y="4.251cm" style:legend-expansion="high" chart:style-name="ch3"/>
        <chart:plot-area chart:style-name="ch4" table:cell-range-address="Sheet1.A3:Sheet1.A12 Sheet1.C2:Sheet1.G12" chart:data-source-has-labels="row" svg:x="1.361cm" svg:y="1.385cm" svg:width="13.408cm" svg:height="8.545cm">
          <chart:coordinate-region svg:x="2.754cm" svg:y="1.588cm" svg:width="11.631cm" svg:height="7.689cm"/>
          <chart:axis chart:dimension="x" chart:name="primary-x" chart:style-name="ch5">
            <chart:title svg:x="6.822cm" svg:y="10.152cm" chart:style-name="ch6">
              <text:p>dimensione array</text:p>
            </chart:title>
            <chart:grid chart:style-name="ch7" chart:class="major"/>
          </chart:axis>
          <chart:axis chart:dimension="y" chart:name="primary-y" chart:style-name="ch8">
            <chart:title svg:x="0.451cm" svg:y="6.815cm" chart:style-name="ch9">
              <text:p>numero accessi</text:p>
            </chart:title>
            <chart:grid chart:style-name="ch7" chart:class="major"/>
          </chart:axis>
          <chart:series chart:style-name="ch10" chart:values-cell-range-address="Sheet1.C3:Sheet1.C12" chart:label-cell-address="Sheet1.C2:Sheet1.C2" chart:class="chart:scatter">
            <chart:domain table:cell-range-address="Sheet1.A3:Sheet1.A12"/>
            <chart:data-point chart:repeated="10"/>
          </chart:series>
          <chart:series chart:style-name="ch11" chart:values-cell-range-address="Sheet1.D3:Sheet1.D12" chart:label-cell-address="Sheet1.D2:Sheet1.D2" chart:class="chart:scatter">
            <chart:data-point chart:repeated="10"/>
          </chart:series>
          <chart:series chart:style-name="ch12" chart:values-cell-range-address="Sheet1.E3:Sheet1.E12" chart:label-cell-address="Sheet1.E2:Sheet1.E2" chart:class="chart:scatter">
            <chart:data-point chart:repeated="10"/>
          </chart:series>
          <chart:series chart:style-name="ch13" chart:values-cell-range-address="Sheet1.F3:Sheet1.F12" chart:label-cell-address="Sheet1.F2:Sheet1.F2" chart:class="chart:scatter">
            <chart:data-point chart:repeated="10"/>
          </chart:series>
          <chart:series chart:style-name="ch14" chart:values-cell-range-address="Sheet1.G3:Sheet1.G12" chart:label-cell-address="Sheet1.G2:Sheet1.G2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n_read</text:p>
                <draw:g>
                  <svg:desc>Sheet1.C2:Sheet1.C2</svg:desc>
                </draw:g>
              </table:table-cell>
              <table:table-cell office:value-type="string">
                <text:p>avg_read</text:p>
                <draw:g>
                  <svg:desc>Sheet1.D2:Sheet1.D2</svg:desc>
                </draw:g>
              </table:table-cell>
              <table:table-cell office:value-type="string">
                <text:p>max_read</text:p>
                <draw:g>
                  <svg:desc>Sheet1.E2:Sheet1.E2</svg:desc>
                </draw:g>
              </table:table-cell>
              <table:table-cell office:value-type="string">
                <text:p>n*n</text:p>
                <draw:g>
                  <svg:desc>Sheet1.F2:Sheet1.F2</svg:desc>
                </draw:g>
              </table:table-cell>
              <table:table-cell office:value-type="string">
                <text:p>n*log(n)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:Sheet1.A12</svg:desc>
                </draw:g>
              </table:table-cell>
              <table:table-cell office:value-type="float" office:value="1199">
                <text:p>1199</text:p>
                <draw:g>
                  <svg:desc>Sheet1.C3:Sheet1.C12</svg:desc>
                </draw:g>
              </table:table-cell>
              <table:table-cell office:value-type="float" office:value="1491.61">
                <text:p>1491.61</text:p>
                <draw:g>
                  <svg:desc>Sheet1.D3:Sheet1.D12</svg:desc>
                </draw:g>
              </table:table-cell>
              <table:table-cell office:value-type="float" office:value="2275">
                <text:p>2275</text:p>
                <draw:g>
                  <svg:desc>Sheet1.E3:Sheet1.E12</svg:desc>
                </draw:g>
              </table:table-cell>
              <table:table-cell office:value-type="float" office:value="10000">
                <text:p>10000</text:p>
                <draw:g>
                  <svg:desc>Sheet1.F3:Sheet1.F12</svg:desc>
                </draw:g>
              </table:table-cell>
              <table:table-cell office:value-type="float" office:value="664.386">
                <text:p>664.386</text:p>
                <draw:g>
                  <svg:desc>Sheet1.G3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894">
                <text:p>2894</text:p>
              </table:table-cell>
              <table:table-cell office:value-type="float" office:value="3527.23">
                <text:p>3527.23</text:p>
              </table:table-cell>
              <table:table-cell office:value-type="float" office:value="5010">
                <text:p>5010</text:p>
              </table:table-cell>
              <table:table-cell office:value-type="float" office:value="40000">
                <text:p>40000</text:p>
              </table:table-cell>
              <table:table-cell office:value-type="float" office:value="1528.77">
                <text:p>1528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832">
                <text:p>4832</text:p>
              </table:table-cell>
              <table:table-cell office:value-type="float" office:value="5787.7">
                <text:p>5787.7</text:p>
              </table:table-cell>
              <table:table-cell office:value-type="float" office:value="7839">
                <text:p>7839</text:p>
              </table:table-cell>
              <table:table-cell office:value-type="float" office:value="90000">
                <text:p>90000</text:p>
              </table:table-cell>
              <table:table-cell office:value-type="float" office:value="2468.65">
                <text:p>2468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6732">
                <text:p>6732</text:p>
              </table:table-cell>
              <table:table-cell office:value-type="float" office:value="8148.31">
                <text:p>8148.31</text:p>
              </table:table-cell>
              <table:table-cell office:value-type="float" office:value="11583">
                <text:p>11583</text:p>
              </table:table-cell>
              <table:table-cell office:value-type="float" office:value="160000">
                <text:p>160000</text:p>
              </table:table-cell>
              <table:table-cell office:value-type="float" office:value="3457.54">
                <text:p>3457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8996">
                <text:p>8996</text:p>
              </table:table-cell>
              <table:table-cell office:value-type="float" office:value="10602.3">
                <text:p>10602.3</text:p>
              </table:table-cell>
              <table:table-cell office:value-type="float" office:value="14277">
                <text:p>14277</text:p>
              </table:table-cell>
              <table:table-cell office:value-type="float" office:value="250000">
                <text:p>250000</text:p>
              </table:table-cell>
              <table:table-cell office:value-type="float" office:value="4482.89">
                <text:p>4482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1240">
                <text:p>11240</text:p>
              </table:table-cell>
              <table:table-cell office:value-type="float" office:value="13159.9">
                <text:p>13159.9</text:p>
              </table:table-cell>
              <table:table-cell office:value-type="float" office:value="17538">
                <text:p>17538</text:p>
              </table:table-cell>
              <table:table-cell office:value-type="float" office:value="360000">
                <text:p>360000</text:p>
              </table:table-cell>
              <table:table-cell office:value-type="float" office:value="5537.29">
                <text:p>5537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3470">
                <text:p>13470</text:p>
              </table:table-cell>
              <table:table-cell office:value-type="float" office:value="15807.9">
                <text:p>15807.9</text:p>
              </table:table-cell>
              <table:table-cell office:value-type="float" office:value="22294">
                <text:p>22294</text:p>
              </table:table-cell>
              <table:table-cell office:value-type="float" office:value="490000">
                <text:p>490000</text:p>
              </table:table-cell>
              <table:table-cell office:value-type="float" office:value="6615.85">
                <text:p>6615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5727">
                <text:p>15727</text:p>
              </table:table-cell>
              <table:table-cell office:value-type="float" office:value="18483.5">
                <text:p>18483.5</text:p>
              </table:table-cell>
              <table:table-cell office:value-type="float" office:value="23030">
                <text:p>23030</text:p>
              </table:table-cell>
              <table:table-cell office:value-type="float" office:value="640000">
                <text:p>640000</text:p>
              </table:table-cell>
              <table:table-cell office:value-type="float" office:value="7715.08">
                <text:p>7715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8297">
                <text:p>18297</text:p>
              </table:table-cell>
              <table:table-cell office:value-type="float" office:value="21206.5">
                <text:p>21206.5</text:p>
              </table:table-cell>
              <table:table-cell office:value-type="float" office:value="27714">
                <text:p>27714</text:p>
              </table:table-cell>
              <table:table-cell office:value-type="float" office:value="810000">
                <text:p>810000</text:p>
              </table:table-cell>
              <table:table-cell office:value-type="float" office:value="8832.4">
                <text:p>883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0421">
                <text:p>20421</text:p>
              </table:table-cell>
              <table:table-cell office:value-type="float" office:value="23961.4">
                <text:p>23961.4</text:p>
              </table:table-cell>
              <table:table-cell office:value-type="float" office:value="32053">
                <text:p>32053</text:p>
              </table:table-cell>
              <table:table-cell office:value-type="float" office:value="1000000">
                <text:p>1000000</text:p>
              </table:table-cell>
              <table:table-cell office:value-type="float" office:value="9965.78">
                <text:p>9965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68cm" svg:height="11.195cm" xlink:href=".." xlink:type="simple" chart:class="chart:scatter" chart:style-name="ch1">
        <chart:title svg:x="6.53cm" svg:y="0.359cm" chart:style-name="ch2">
          <text:p>accessi RAM heap sort</text:p>
        </chart:title>
        <chart:legend chart:legend-position="end" svg:x="15.058cm" svg:y="4.287cm" style:legend-expansion="high" chart:style-name="ch3"/>
        <chart:plot-area chart:style-name="ch4" table:cell-range-address="Sheet1.I2:Sheet1.I12 Sheet1.K2:Sheet1.O12" chart:data-source-has-labels="row" svg:x="1.36cm" svg:y="1.387cm" svg:width="13.339cm" svg:height="8.614cm">
          <chart:coordinate-region svg:x="2.753cm" svg:y="1.59cm" svg:width="11.562cm" svg:height="7.758cm"/>
          <chart:axis chart:dimension="x" chart:name="primary-x" chart:style-name="ch5">
            <chart:title svg:x="6.786cm" svg:y="10.224cm" chart:style-name="ch6">
              <text:p>dimensione array</text:p>
            </chart:title>
            <chart:grid chart:style-name="ch7" chart:class="major"/>
          </chart:axis>
          <chart:axis chart:dimension="y" chart:name="primary-y" chart:style-name="ch8">
            <chart:title svg:x="0.451cm" svg:y="6.852cm" chart:style-name="ch9">
              <text:p>numero accessi</text:p>
            </chart:title>
            <chart:grid chart:style-name="ch7" chart:class="major"/>
          </chart:axis>
          <chart:series chart:style-name="ch10" chart:values-cell-range-address="Sheet1.K3:Sheet1.K12" chart:label-cell-address="Sheet1.K2:Sheet1.K2" chart:class="chart:scatter">
            <chart:domain table:cell-range-address="Sheet1.I3:Sheet1.I12"/>
            <chart:data-point chart:repeated="10"/>
          </chart:series>
          <chart:series chart:style-name="ch11" chart:values-cell-range-address="Sheet1.L3:Sheet1.L12" chart:label-cell-address="Sheet1.L2:Sheet1.L2" chart:class="chart:scatter">
            <chart:data-point chart:repeated="10"/>
          </chart:series>
          <chart:series chart:style-name="ch12" chart:values-cell-range-address="Sheet1.M3:Sheet1.M12" chart:label-cell-address="Sheet1.M2:Sheet1.M2" chart:class="chart:scatter">
            <chart:data-point chart:repeated="10"/>
          </chart:series>
          <chart:series chart:style-name="ch13" chart:values-cell-range-address="Sheet1.N3:Sheet1.N12" chart:label-cell-address="Sheet1.N2:Sheet1.N2" chart:class="chart:scatter">
            <chart:data-point chart:repeated="10"/>
          </chart:series>
          <chart:series chart:style-name="ch14" chart:values-cell-range-address="Sheet1.O3:Sheet1.O12" chart:label-cell-address="Sheet1.O2:Sheet1.O2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_read</text:p>
                <draw:g>
                  <svg:desc>Sheet1.K2:Sheet1.K2</svg:desc>
                </draw:g>
              </table:table-cell>
              <table:table-cell office:value-type="string">
                <text:p>avg_read</text:p>
                <draw:g>
                  <svg:desc>Sheet1.L2:Sheet1.L2</svg:desc>
                </draw:g>
              </table:table-cell>
              <table:table-cell office:value-type="string">
                <text:p>max_read</text:p>
                <draw:g>
                  <svg:desc>Sheet1.M2:Sheet1.M2</svg:desc>
                </draw:g>
              </table:table-cell>
              <table:table-cell office:value-type="string">
                <text:p>n*n</text:p>
                <draw:g>
                  <svg:desc>Sheet1.N2:Sheet1.N2</svg:desc>
                </draw:g>
              </table:table-cell>
              <table:table-cell office:value-type="string">
                <text:p>n*log(n)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I3:Sheet1.I12</svg:desc>
                </draw:g>
              </table:table-cell>
              <table:table-cell office:value-type="float" office:value="2738">
                <text:p>2738</text:p>
                <draw:g>
                  <svg:desc>Sheet1.K3:Sheet1.K12</svg:desc>
                </draw:g>
              </table:table-cell>
              <table:table-cell office:value-type="float" office:value="2862.95">
                <text:p>2862.95</text:p>
                <draw:g>
                  <svg:desc>Sheet1.L3:Sheet1.L12</svg:desc>
                </draw:g>
              </table:table-cell>
              <table:table-cell office:value-type="float" office:value="3020">
                <text:p>3020</text:p>
                <draw:g>
                  <svg:desc>Sheet1.M3:Sheet1.M12</svg:desc>
                </draw:g>
              </table:table-cell>
              <table:table-cell office:value-type="float" office:value="10000">
                <text:p>10000</text:p>
                <draw:g>
                  <svg:desc>Sheet1.N3:Sheet1.N12</svg:desc>
                </draw:g>
              </table:table-cell>
              <table:table-cell office:value-type="float" office:value="664.386">
                <text:p>664.386</text:p>
                <draw:g>
                  <svg:desc>Sheet1.O3:Sheet1.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6546">
                <text:p>6546</text:p>
              </table:table-cell>
              <table:table-cell office:value-type="float" office:value="6719.08">
                <text:p>6719.08</text:p>
              </table:table-cell>
              <table:table-cell office:value-type="float" office:value="6987">
                <text:p>6987</text:p>
              </table:table-cell>
              <table:table-cell office:value-type="float" office:value="40000">
                <text:p>40000</text:p>
              </table:table-cell>
              <table:table-cell office:value-type="float" office:value="1528.77">
                <text:p>1528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0666">
                <text:p>10666</text:p>
              </table:table-cell>
              <table:table-cell office:value-type="float" office:value="10955.6">
                <text:p>10955.6</text:p>
              </table:table-cell>
              <table:table-cell office:value-type="float" office:value="11211">
                <text:p>11211</text:p>
              </table:table-cell>
              <table:table-cell office:value-type="float" office:value="90000">
                <text:p>90000</text:p>
              </table:table-cell>
              <table:table-cell office:value-type="float" office:value="2468.65">
                <text:p>2468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5185">
                <text:p>15185</text:p>
              </table:table-cell>
              <table:table-cell office:value-type="float" office:value="15455.9">
                <text:p>15455.9</text:p>
              </table:table-cell>
              <table:table-cell office:value-type="float" office:value="15780">
                <text:p>15780</text:p>
              </table:table-cell>
              <table:table-cell office:value-type="float" office:value="160000">
                <text:p>160000</text:p>
              </table:table-cell>
              <table:table-cell office:value-type="float" office:value="3457.54">
                <text:p>3457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9773">
                <text:p>19773</text:p>
              </table:table-cell>
              <table:table-cell office:value-type="float" office:value="20109.9">
                <text:p>20109.9</text:p>
              </table:table-cell>
              <table:table-cell office:value-type="float" office:value="20519">
                <text:p>20519</text:p>
              </table:table-cell>
              <table:table-cell office:value-type="float" office:value="250000">
                <text:p>250000</text:p>
              </table:table-cell>
              <table:table-cell office:value-type="float" office:value="4482.89">
                <text:p>4482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4489">
                <text:p>24489</text:p>
              </table:table-cell>
              <table:table-cell office:value-type="float" office:value="24922.6">
                <text:p>24922.6</text:p>
              </table:table-cell>
              <table:table-cell office:value-type="float" office:value="25312">
                <text:p>25312</text:p>
              </table:table-cell>
              <table:table-cell office:value-type="float" office:value="360000">
                <text:p>360000</text:p>
              </table:table-cell>
              <table:table-cell office:value-type="float" office:value="5537.29">
                <text:p>5537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9463">
                <text:p>29463</text:p>
              </table:table-cell>
              <table:table-cell office:value-type="float" office:value="29875.9">
                <text:p>29875.9</text:p>
              </table:table-cell>
              <table:table-cell office:value-type="float" office:value="30408">
                <text:p>30408</text:p>
              </table:table-cell>
              <table:table-cell office:value-type="float" office:value="490000">
                <text:p>490000</text:p>
              </table:table-cell>
              <table:table-cell office:value-type="float" office:value="6615.85">
                <text:p>6615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4506">
                <text:p>34506</text:p>
              </table:table-cell>
              <table:table-cell office:value-type="float" office:value="34924.5">
                <text:p>34924.5</text:p>
              </table:table-cell>
              <table:table-cell office:value-type="float" office:value="35484">
                <text:p>35484</text:p>
              </table:table-cell>
              <table:table-cell office:value-type="float" office:value="640000">
                <text:p>640000</text:p>
              </table:table-cell>
              <table:table-cell office:value-type="float" office:value="7715.08">
                <text:p>7715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9487">
                <text:p>39487</text:p>
              </table:table-cell>
              <table:table-cell office:value-type="float" office:value="40042.9">
                <text:p>40042.9</text:p>
              </table:table-cell>
              <table:table-cell office:value-type="float" office:value="40675">
                <text:p>40675</text:p>
              </table:table-cell>
              <table:table-cell office:value-type="float" office:value="810000">
                <text:p>810000</text:p>
              </table:table-cell>
              <table:table-cell office:value-type="float" office:value="8832.4">
                <text:p>883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44745">
                <text:p>44745</text:p>
              </table:table-cell>
              <table:table-cell office:value-type="float" office:value="45256.1">
                <text:p>45256.1</text:p>
              </table:table-cell>
              <table:table-cell office:value-type="float" office:value="45710">
                <text:p>45710</text:p>
              </table:table-cell>
              <table:table-cell office:value-type="float" office:value="1000000">
                <text:p>1000000</text:p>
              </table:table-cell>
              <table:table-cell office:value-type="float" office:value="9965.78">
                <text:p>9965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